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style="italic" style:font-style-asian="italic" style:font-weight-complex="bold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3.1252in" fo:margin-right="0in" fo:text-indent="-2.6252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lculation Examples</text:p>
      <text:p text:style-name="P1"/>
      <text:p text:style-name="Standard"><text:span text:style-name="T2">Determine the number of calories from fat, carbs, or protein</text:span>:</text:p>
      <text:p text:style-name="Standard"/>
      <text:p text:style-name="Standard"># of grams of carbs, fat, or protein x the # of calories per gram of carbs, fat, or protein.</text:p>
      <text:p text:style-name="Standard"/>
      <text:p text:style-name="Standard">Ex: <text:s/><text:tab/>total fat = 3 grams, carbs = 32 g, pro = 3 g (all given on the food label below)</text:p>
      <text:p text:style-name="Standard"/>
      <text:p text:style-name="P4">3 grams of fat x 9 calories per gram of fat = 27 calories from fat.</text:p>
      <text:p text:style-name="Standard"/>
      <text:p text:style-name="P4">32 grams of carbs x 4 calories per gram of carbs = 128 calories from carbs</text:p>
      <text:p text:style-name="Standard"/>
      <text:p text:style-name="P4">3 grams of protein, x 4 calories per gram of pro = 12 calories from protein.</text:p>
      <text:p text:style-name="Standard"/>
      <text:p text:style-name="Standard"><text:span text:style-name="T2">Total calories per serving</text:span>:</text:p>
      <text:p text:style-name="P4"><text:s text:c="2"/>27 calories from fat</text:p>
      <text:p text:style-name="P4">128 calories from carbs</text:p>
      <text:p text:style-name="P4"><text:span text:style-name="T3"><text:s text:c="2"/>12</text:span> calories from protein</text:p>
      <text:p text:style-name="P5">167 total calories per serving of cereal (may be a few calories off from the actual food label due to rounding.)</text:p>
      <text:p text:style-name="Standard"/>
      <text:p text:style-name="Standard"><text:span text:style-name="T1">Total calories per container</text:span>:</text:p>
      <text:p text:style-name="Standard"/>
      <text:p text:style-name="Standard">Total calories per serving x the total servings per container.</text:p>
      <text:p text:style-name="Standard">Example from below: <text:s/>167 total calories x 5 servings per container = 835 calories per container</text:p>
      <text:p text:style-name="Standard"/>
      <text:p text:style-name="Standard"><text:span text:style-name="T2">To determine the percentage of calories from carbs, fat, protein etc:</text:span></text:p>
      <text:p text:style-name="P4"/>
      <text:p text:style-name="Standard">(# grams fat, carbs <text:span text:style-name="T2">or</text:span> protein per serving x calories per gram of fat, carbs <text:span text:style-name="T2">or</text:span> pro) divided by the total calories per serving. <text:s/>Then move the decimal or multiply by 100 to get a percentage. <text:s/></text:p>
      <text:p text:style-name="Standard">This =<text:tab/>percent calories from fat, carbs or protein per serving.</text:p>
      <text:p text:style-name="Standard"/>
      <text:p text:style-name="Standard"><text:span text:style-name="T4">Example</text:span>: Cereal Box<text:tab/><text:tab/></text:p>
      <text:p text:style-name="Standard">Calories per serving<text:tab/><text:tab/>167<text:tab/><text:tab/><text:tab/>Servings per container 5</text:p>
      <text:p text:style-name="Standard">Total fat<text:tab/><text:tab/><text:tab/><text:tab/>3 grams</text:p>
      <text:p text:style-name="Standard">Total saturated fat<text:tab/><text:tab/><text:tab/>1 gram</text:p>
      <text:p text:style-name="Standard">Cholesterol<text:tab/><text:tab/><text:tab/><text:tab/>0 mg</text:p>
      <text:p text:style-name="Standard">Sodium<text:tab/><text:tab/><text:tab/> <text:s text:c="7"/>250 mg</text:p>
      <text:p text:style-name="Standard">Total carbs<text:tab/><text:tab/><text:tab/> <text:s text:c="9"/>32 grams</text:p>
      <text:p text:style-name="Standard"><text:s text:c="3"/>Dietary fiber<text:tab/><text:tab/><text:tab/><text:tab/>4 grams</text:p>
      <text:p text:style-name="Standard"><text:s text:c="3"/>Sugars<text:tab/><text:tab/><text:tab/> <text:s text:c="9"/>11 grams <text:s text:c="3"/></text:p>
      <text:p text:style-name="Standard">Protein<text:tab/><text:tab/><text:tab/><text:tab/> <text:s text:c="11"/>3 grams</text:p>
      <text:p text:style-name="Standard"/>
      <text:p text:style-name="Standard"/>
      <text:p text:style-name="Standard"><text:soft-page-break/><text:span text:style-name="T5">% of calories from fat</text:span>:</text:p>
      <text:p text:style-name="Standard">( 3 g fat x 9 cal per gram fat ) / 167 cal x ( 100 ) = <text:s text:c="13"/>16%</text:p>
      <text:p text:style-name="Standard"/>
      <text:p text:style-name="Standard"><text:span text:style-name="T5">% of calories from protein:</text:span><text:span text:style-name="T4"> </text:span></text:p>
      <text:p text:style-name="Standard">( 3 g pro x 4 cal per gram pro ) / 167cal x ( 100 ) = <text:s text:c="14"/>7%</text:p>
      <text:p text:style-name="Standard"/>
      <text:p text:style-name="Standard"><text:span text:style-name="T5">% of calories from carbs</text:span>:</text:p>
      <text:p text:style-name="Standard">( 32 g carbs x 4 cal per gram carbs ) / 167 cal x ( 100 ) = <text:s text:c="3"/><text:span text:style-name="T3">77%</text:span><text:tab/><text:tab/><text:tab/><text:tab/><text:tab/><text:tab/><text:tab/><text:tab/><text:tab/><text:tab/><text:tab/> <text:s text:c="4"/>= 100% (must equal about 100%)</text:p>
      <text:p text:style-name="Standard"/>
      <text:p text:style-name="Standard"><text:span text:style-name="T2">To determine # of calories from sugar and the % of calories from</text:span> <text:span text:style-name="T2">sugar</text:span>:</text:p>
      <text:p text:style-name="Standard"/>
      <text:p text:style-name="Standard">(11g sugar x 4 cal per gram sugar) = 44 cal from sugar</text:p>
      <text:p text:style-name="Standard">(44 cal sugar / 167 cal.) X 100 = 26 % calories from sugar per serving</text:p>
      <text:p text:style-name="Standard"/>
      <text:p text:style-name="Standard"><text:span text:style-name="T2">To determine # grams fat, carbs, or protein want per day</text:span>: (To determine Daily Values)</text:p>
      <text:p text:style-name="Standard">(# of calories eat per day x the percentage of carbs, protein, or fat want per day) divided by (/) # calories per gram of fat, carbs, or pro.</text:p>
      <text:p text:style-name="Standard"/>
      <text:p text:style-name="Standard">Examples:</text:p>
      <text:p text:style-name="Standard"/>
      <text:p text:style-name="Standard"><text:span text:style-name="T5">Determine # grams fat want per day</text:span>:</text:p>
      <text:p text:style-name="Standard">(2,000 calories per day x .30 percent calories from fat per day) / 9 calories per gram of fat = 66 grams of fat per day.<text:tab/>(See D.V. on a food label)</text:p>
      <text:p text:style-name="Standard"/>
      <text:p text:style-name="Standard">(2,500 calories/day x .30 percent cal from fat/day) / <text:s/>9 calories per gram of fat = </text:p>
      <text:p text:style-name="Standard">83 grams of fat per day.<text:tab/>(See D.V. on a food label)</text:p>
      <text:p text:style-name="Standard"/>
      <text:p text:style-name="Standard">(2,000 calories/day x .15 percent cal from fat) / <text:s/>9 calories per gram of fat = 33 grams of fat per day.</text:p>
      <text:p text:style-name="Standard"/>
      <text:p text:style-name="Standard"/>
      <text:p text:style-name="Standard"><text:span text:style-name="T5">Determine # grams carbs want per day</text:span>:</text:p>
      <text:p text:style-name="Standard"/>
      <text:p text:style-name="Standard">(1,500 calories/day x .70 % carbs/day) / 4 cal per gram carbs = 262.5 g carbs per day</text:p>
      <text:p text:style-name="Standard"/>
      <text:p text:style-name="Standard">(2,000 calories x .60 % carbs) / 4 cal per gram carbs = 300 grams carbs per day (See D.V.)</text:p>
      <text:p text:style-name="Standard"/>
      <text:p text:style-name="P3"/>
      <text:p text:style-name="Standard"><text:span text:style-name="T5">Determine # grams pro want per day</text:span></text:p>
      <text:p text:style-name="P2"/>
      <text:p text:style-name="Standard">(1800 calories x .15 % protein) / 4 cal per gram pro = 67.5 g protein need each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culations Examples</dc:title>
    <meta:initial-creator>Leah Carter</meta:initial-creator>
    <meta:creation-date>2008-02-18T14:37:00</meta:creation-date>
    <dc:creator>Leah Carter</dc:creator>
    <dc:date>2009-02-24T01:36:00</dc:date>
    <meta:editing-cycles>5</meta:editing-cycles>
    <meta:editing-duration>PT53M</meta:editing-duration>
    <meta:document-statistic meta:table-count="0" meta:image-count="0" meta:object-count="0" meta:page-count="2" meta:paragraph-count="50" meta:word-count="594" meta:character-count="2991" meta:non-whitespace-character-count="2313"/>
    <meta:generator>LibreOffice/5.1.4.2$Linux_X86_64 LibreOffice_project/10m0$Build-2</meta:generator>
  </office:meta>
</office:document-meta>
</file>